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349cm" fo:break-before="auto" style:use-optimal-row-height="false"/>
    </style:style>
    <style:style style:name="ro4" style:family="table-row">
      <style:table-row-properties style:row-height="0.951cm" fo:break-before="auto" style:use-optimal-row-height="false"/>
    </style:style>
    <style:style style:name="ro5" style:family="table-row">
      <style:table-row-properties style:row-height="2.401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1.7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fo:padding-bottom="0.035cm" fo:padding-left="0.199cm" fo:padding-right="0.035cm" fo:padding-top="0.131cm" style:vertical-align="middle"/>
      <style:paragraph-properties fo:text-align="center" fo:margin-left="0cm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style:font-name="Liberation Sans" fo:font-size="8pt" style:font-name-asian="Droid Sans Fallback" style:font-size-asian="8pt" style:font-name-complex="FreeSans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padding-bottom="0.035cm" fo:padding-left="0.199cm" fo:padding-right="0.035cm" fo:padding-top="0.131cm" style:vertical-align="top"/>
      <style:paragraph-properties fo:text-align="start"/>
      <style:text-properties fo:font-size="8pt" style:font-size-asian="8pt" style:font-size-complex="8pt"/>
    </style:style>
    <style:style style:name="ce6" style:family="table-cell" style:parent-style-name="Default" style:data-style-name="N4">
      <style:table-cell-properties style:text-align-source="fix" style:repeat-content="false" fo:border="0.06pt solid #000000" fo:padding-bottom="0.035cm" fo:padding-left="0.131cm" fo:padding-right="0.035cm" fo:padding-top="0.131cm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 fo:hyphenate="false"/>
    </style:style>
    <style:style style:name="ce8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9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6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10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none" style:vertical-align="top"/>
      <style:paragraph-properties fo:text-align="start"/>
      <style:text-properties style:font-name="Liberation Sans" fo:font-size="8pt" style:font-name-asian="Droid Sans Fallback" style:font-size-asian="8pt" style:font-name-complex="FreeSans" style:font-size-complex="8pt"/>
    </style:style>
    <style:style style:name="ce12" style:family="table-cell" style:parent-style-name="Default">
      <style:table-cell-properties style:text-align-source="fix" style:repeat-content="false" fo:wrap-option="wrap" fo:padding-bottom="0.035cm" fo:padding-left="0.199cm" fo:padding-right="0.035cm" fo:padding-top="0.199cm" style:vertical-align="top"/>
      <style:paragraph-properties fo:text-align="start"/>
      <style:text-properties fo:font-size="8pt" style:font-size-asian="8pt" style:font-size-complex="8pt"/>
    </style:style>
    <style:style style:name="ce13" style:family="table-cell" style:parent-style-name="Default" style:data-style-name="N4">
      <style:table-cell-properties style:text-align-source="fix" style:repeat-content="false" fo:wrap-option="wrap" fo:border="0.06pt solid #000000" fo:padding-bottom="0.035cm" fo:padding-left="0.131cm" fo:padding-right="0.035cm" fo:padding-top="0.131cm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padding-bottom="0.035cm" fo:padding-left="0.136cm" fo:padding-right="0.035cm" fo:padding-top="0.131cm" style:vertical-align="top"/>
      <style:paragraph-properties fo:text-align="start"/>
      <style:text-properties fo:font-size="8pt" style:font-size-asian="8pt" style:font-size-complex="8pt"/>
    </style:style>
    <style:style style:name="T1" style:family="text">
      <style:text-properties style:font-name-asian="Droid Sans Fallback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1" table:number-columns-repeated="1023" table:default-cell-style-name="ce12"/>
        <table:table-row table:style-name="ro1">
          <table:table-cell table:style-name="ce1" office:value-type="string" calcext:value-type="string">
            <text:p>Joseph</text:p>
          </table:table-cell>
          <table:table-cell table:style-name="ce6" office:value-type="string" calcext:value-type="string">
            <text:p>Josephé</text:p>
          </table:table-cell>
          <table:table-cell table:style-name="ce13" office:value-type="string" calcext:value-type="string">
            <text:p>Célidoine</text:p>
          </table:table-cell>
          <table:table-cell table:style-name="ce6" office:value-type="string" calcext:value-type="string">
            <text:p>Nascien</text:p>
          </table:table-cell>
          <table:table-cell table:style-name="ce6" office:value-type="string" calcext:value-type="string">
            <text:p>Mordrain</text:p>
          </table:table-cell>
          <table:table-cell table:style-name="ce6" office:value-type="string" calcext:value-type="string">
            <text:p>Pierre</text:p>
          </table:table-cell>
          <table:table-cell table:style-name="ce14"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Est élu et consacré par le Seigneur pour devenir le premier évêque de l'Église chrétienne</text:p>
          </table:table-cell>
          <table:table-cell table:style-name="ce8" office:value-type="string" calcext:value-type="string">
            <text:p>Est né sous le signe du Ciel</text:p>
            <text:p>Les étoiles ont brillé le jour de sa naissance</text:p>
            <text:p>Est plus mûr que les autres enfants</text:p>
          </table:table-cell>
          <table:table-cell table:style-name="ce8" office:value-type="string" calcext:value-type="string">
            <text:p>A le cœur ferme comme Job</text:p>
            <text:p>Reçoit le Saint Esprit</text:p>
            <text:p>Comprend la vraie nature du Seigneur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2"/>
          <table:table-cell table:style-name="ce7"/>
          <table:table-cell table:style-name="ce8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Récupère le calice qui servit au Christ pour célébrer la Cène</text:p>
            <text:p>Dépose le Christ dans un tombeau</text:p>
          </table:table-cell>
          <table:table-cell table:style-name="ce7"/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Est baptisé par Saint Philippe</text:p>
            <text:p>Baptise les premiers chrétiens d'Orient</text:p>
          </table:table-cell>
          <table:table-cell table:style-name="ce9" office:value-type="string" calcext:value-type="string">
            <text:p>Baptise de nombreux chrétiens en Orient et en Grande Bretagne</text:p>
          </table:table-cell>
          <table:table-cell table:style-name="ce9"/>
          <table:table-cell table:style-name="ce9" office:value-type="string" calcext:value-type="string">
            <text:p>Demande le baptême</text:p>
          </table:table-cell>
          <table:table-cell table:style-name="ce9" office:value-type="string" calcext:value-type="string">
            <text:p>Demande le baptême à la suite de Nascien</text:p>
          </table:table-cell>
          <table:table-cell table:style-name="ce9"/>
          <table:table-cell table:style-name="ce15"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2" office:value-type="string" calcext:value-type="string">
            <text:p>Explique le mystère de l'Incarnation</text:p>
          </table:table-cell>
          <table:table-cell table:style-name="ce8" office:value-type="string" calcext:value-type="string">
            <text:p>Explique la première vision de Mordrain</text:p>
            <text:p>Explique les visions du duc Ganor</text:p>
            <text:p>Explique la raison de la place vide à la Table du Graal</text:p>
            <text:p>Explique le châtiment de Chanaan</text:p>
            <text:p>Explique la signification du cerf et des lions</text:p>
          </table:table-cell>
          <table:table-cell table:style-name="ce8" office:value-type="string" calcext:value-type="string">
            <text:p>Explique les visions du roi Label</text:p>
          </table:table-cell>
          <table:table-cell table:style-name="ce8" office:value-type="string" calcext:value-type="string">
            <text:p>Demande des explications au sujet de la nef de Salomon et de sa descendance</text:p>
          </table:table-cell>
          <table:table-cell table:style-name="ce8" office:value-type="string" calcext:value-type="string">
            <text:p>Demande des explications au sujet de ses vision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/>
          <table:table-cell table:style-name="ce8" office:value-type="string" calcext:value-type="string">
            <text:p>Prédit le déroulement de la guerre contre Tholomé</text:p>
            <text:p>Prédit l'arrivée salvatrice de Galaad</text:p>
          </table:table-cell>
          <table:table-cell table:style-name="ce8" office:value-type="string" calcext:value-type="string">
            <text:p>Prédit la grande famine</text:p>
            <text:p>Prédit l'invasion des Saxons</text:p>
          </table:table-cell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 office:value-type="string" calcext:value-type="string">
            <text:p>Exorcise des statues</text:p>
          </table:table-cell>
          <table:table-cell table:style-name="ce8" office:value-type="string" calcext:value-type="string">
            <text:p>Exorcise des statues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 office:value-type="string" calcext:value-type="string">
            <text:p>Sermonne la compagnie des chrétiens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Guérit Mategrant</text:p>
          </table:table-cell>
          <table:table-cell table:style-name="ce8" office:value-type="string" calcext:value-type="string">
            <text:p>Guérit le bras de Clamacidès</text:p>
            <text:p>Traverse la mer sur le pan de sa chemise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 office:value-type="string" calcext:value-type="string">
            <text:p>Ressuscite le frère de Mategrant</text:p>
          </table:table-cell>
          <table:table-cell table:style-name="ce8" table:number-columns-repeated="5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 office:value-type="string" calcext:value-type="string">
            <text:p>Marie les fils de Bran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 office:value-type="string" calcext:value-type="string">
            <text:p>Couronne son frère Galaad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style-name="ce8" office:value-type="string" calcext:value-type="string">
            <text:p>Gagne la guerre contre les Saxons</text:p>
          </table:table-cell>
          <table:table-cell table:style-name="ce8" office:value-type="string" calcext:value-type="string">
            <text:p>Gagne la guerre contre le roi Tholomé</text:p>
            <text:p>Gagne la guerre contre le roi de Northumberland</text:p>
            <text:p>Gagne la guerre contre le roi Crudel</text:p>
          </table:table-cell>
          <table:table-cell table:style-name="ce8" office:value-type="string" calcext:value-type="string">
            <text:p>Gagne les guerres contre le roi Tholomé</text:p>
            <text:p>Gagne la guerre contre le roi Crudel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/>
          <table:table-cell table:style-name="ce8" table:number-columns-repeated="2"/>
          <table:table-cell table:style-name="ce8" office:value-type="string" calcext:value-type="string">
            <text:p>Se bat pour aider Mordrain</text:p>
            <text:p>Se bat pour venger les chrétiens</text:p>
            <text:p/>
            <text:p/>
          </table:table-cell>
          <table:table-cell table:style-name="ce8" office:value-type="string" calcext:value-type="string">
            <text:p>Se bat pour défendre son territoire</text:p>
            <text:p>Se bat pour venger les chrétiens</text:p>
          </table:table-cell>
          <table:table-cell table:style-name="ce8" office:value-type="string" calcext:value-type="string">
            <text:p>Se bat pour défendre le roi Orcan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7">
          <table:table-cell table:style-name="ce2"/>
          <table:table-cell table:style-name="ce8" table:number-columns-repeated="2"/>
          <table:table-cell table:style-name="ce8" office:value-type="string" calcext:value-type="string">
            <text:p>Fait des prodiges</text:p>
            <text:p>Tue Manartur, le frère du roi Tholomé</text:p>
            <text:p>Tue le roi de Northumberland</text:p>
            <text:p>Endure les blessures</text:p>
          </table:table-cell>
          <table:table-cell table:style-name="ce8"/>
          <table:table-cell table:style-name="ce8" office:value-type="string" calcext:value-type="string">
            <text:p/>
            <text:p>Tue le roi Méréam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table:number-columns-repeated="2"/>
          <table:table-cell table:style-name="ce8" office:value-type="string" calcext:value-type="string">
            <text:p>Délivre Mordrain</text:p>
            <text:p>A le dessus dans les combats</text:p>
            <text:p>Refuse d'exécuter un prisonnier</text:p>
          </table:table-cell>
          <table:table-cell table:style-name="ce8" office:value-type="string" calcext:value-type="string">
            <text:p>Est capturé</text:p>
            <text:p>A le dessous dans les combats</text:p>
            <text:p>Veut exécuter un prisonnier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Est emprisonné</text:p>
            <text:p>Est délivré par Vespasien</text:p>
          </table:table-cell>
          <table:table-cell table:style-name="ce10"/>
          <table:table-cell table:style-name="ce10" office:value-type="string" calcext:value-type="string">
            <text:p>Est emprisonné avec Nascien</text:p>
            <text:p>Est sauvé par le Seigneur</text:p>
          </table:table-cell>
          <table:table-cell table:style-name="ce10" office:value-type="string" calcext:value-type="string">
            <text:p>Est accusé à tort et emprisonné avec Célidoine</text:p>
            <text:p>Est délivré de la prison par le Seigneur</text:p>
          </table:table-cell>
          <table:table-cell table:style-name="ce10" table:number-columns-repeated="2"/>
          <table:table-cell table:style-name="ce5"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/>
          <table:table-cell table:style-name="ce8" office:value-type="string" calcext:value-type="string">
            <text:p>Est emporté à une distance de 10 jours</text:p>
          </table:table-cell>
          <table:table-cell table:style-name="ce8" office:value-type="string" calcext:value-type="string">
            <text:p>Est emporté à une distance de 14 jours</text:p>
          </table:table-cell>
          <table:table-cell table:style-name="ce8" office:value-type="string" calcext:value-type="string">
            <text:p>Est emporté à une distance de 17 jour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/>
          <table:table-cell table:style-name="ce8" office:value-type="string" calcext:value-type="string">
            <text:p>Est enfermé sur une nef avec un lion</text:p>
          </table:table-cell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3" office:value-type="string" calcext:value-type="string">
            <text:p>Arrive en Grande Bretagne avec la compagnie des chrétiens</text:p>
          </table:table-cell>
          <table:table-cell table:style-name="ce11" office:value-type="string" calcext:value-type="string">
            <text:p>Arrive en Grande Bretagne avec la compagnie des chrétiens</text:p>
          </table:table-cell>
          <table:table-cell table:style-name="ce8" office:value-type="string" calcext:value-type="string">
            <text:p>Arrive en Grande Bretagne le premier</text:p>
          </table:table-cell>
          <table:table-cell table:style-name="ce8" office:value-type="string" calcext:value-type="string">
            <text:p>Arrive en Grande Bretagne à la suite de la compagnie des chrétiens</text:p>
          </table:table-cell>
          <table:table-cell table:style-name="ce8" office:value-type="string" calcext:value-type="string">
            <text:p>Arrive en Grande Bretagne le dernier</text:p>
          </table:table-cell>
          <table:table-cell table:style-name="ce11" office:value-type="string" calcext:value-type="string">
            <text:p>Arrive en Grande Bretagne avec la compagnie des chrétiens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8" table:number-columns-repeated="2"/>
          <table:table-cell table:style-name="ce8" office:value-type="string" calcext:value-type="string">
            <text:p>Est fasciné par le Graal</text:p>
            <text:p>Est aveuglé</text:p>
            <text:p>Est guéri par un ange</text:p>
          </table:table-cell>
          <table:table-cell table:style-name="ce8" office:value-type="string" calcext:value-type="string">
            <text:p>Est fasciné par le Graal</text:p>
            <text:p>Est aveuglé et paralysé</text:p>
            <text:p>N'est pas guéri</text:p>
          </table:table-cell>
          <table:table-cell table:style-name="ce8" office:value-type="string" calcext:value-type="string">
            <text:p>Porte le Saint Graal entre les rangs de la compagnie au bord de l'Étang d'Alain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Est blessé à la cuisse par un châtelain</text:p>
          </table:table-cell>
          <table:table-cell table:style-name="ce8" table:number-columns-repeated="2"/>
          <table:table-cell table:style-name="ce8" office:value-type="string" calcext:value-type="string">
            <text:p>Brandit l'épée de Salomon</text:p>
            <text:p>Est blessé à l'épaule</text:p>
            <text:p>Est guéri par Hermoine</text:p>
          </table:table-cell>
          <table:table-cell table:style-name="ce8"/>
          <table:table-cell table:style-name="ce11" office:value-type="string" calcext:value-type="string">
            <text:p><text:span text:style-name="T1">Est blessé à l'épaule par son cousin Siméon qui tente de l'assassiner</text:span></text:p>
            <text:p><text:span text:style-name="T1">Est guéri par un médecin chrétien</text:span>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Décide de quitter la compagnie et de pérégriner seul</text:p>
          </table:table-cell>
          <table:table-cell table:style-name="ce8" table:number-columns-repeated="3"/>
          <table:table-cell table:style-name="ce8" office:value-type="string" calcext:value-type="string">
            <text:p>Décide de vivre en ermite</text:p>
            <text:p>Fait construire une abbay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Engendre Galaad</text:p>
          </table:table-cell>
          <table:table-cell table:style-name="ce4"/>
          <table:table-cell table:style-name="ce4" office:value-type="string" calcext:value-type="string">
            <text:p>Se marie avec la fille du roi Label</text:p>
            <text:p>Devient roi de Norgales</text:p>
            <text:p>Engendre Narpus</text:p>
          </table:table-cell>
          <table:table-cell table:style-name="ce4" table:number-columns-repeated="2"/>
          <table:table-cell table:style-name="ce4" office:value-type="string" calcext:value-type="string">
            <text:p>Se marie avec la fille du roi Orcan</text:p>
            <text:p>Devient roi d'Orcanie</text:p>
          </table:table-cell>
          <table:table-cell table:style-name="ce5" table:number-columns-repeated="1018"/>
        </table:table-row>
        <table:table-row table:style-name="ro8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8:06:49.803217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28T08:44:26.020641158</meta:creation-date>
    <dc:date>2015-08-11T18:08:01.040290400</dc:date>
    <dc:creator>Gauthier </dc:creator>
    <meta:editing-duration>PT2H15M1S</meta:editing-duration>
    <meta:editing-cycles>9</meta:editing-cycles>
    <meta:generator>LibreOffice/4.2.8.2$Linux_X86_64 LibreOffice_project/420m0$Build-2</meta:generator>
    <meta:document-statistic meta:table-count="1" meta:cell-count="63" meta:object-count="0"/>
  </office:meta>
</office:document-meta>
</file>